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7.png"/>
  <manifest:file-entry manifest:media-type="image/png" manifest:full-path="Pictures/image4.png"/>
  <manifest:file-entry manifest:media-type="image/png" manifest:full-path="Pictures/image8.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background-color="transparent" fo:color="#00557f"/>
    </style:style>
    <style:style style:name="T18" style:family="text">
      <style:text-properties fo:font-size="11.000000000000000pt"/>
    </style:style>
    <style:style style:name="T19" style:family="text"/>
    <style:style style:name="T20" style:family="text">
      <style:text-properties fo:font-family="仿宋" fo:font-size="12.000000000000000pt"/>
    </style:style>
    <style:style style:name="T21" style:family="text">
      <style:text-properties fo:font-family="Sans" fo:font-size="9.000000000000000pt"/>
    </style:style>
    <style:style style:name="T22" style:family="text">
      <style:text-properties fo:font-family="仿宋" fo:font-size="11.000000000000000pt"/>
    </style:style>
    <style:style style:name="T23" style:family="text">
      <style:text-properties fo:font-family="仿宋" fo:font-size="10.000000000000000pt"/>
    </style:style>
    <style:style style:name="T24" style:family="text">
      <style:text-properties fo:font-size="10.000000000000000pt" fo:font-weight="normal"/>
    </style:style>
    <style:style style:name="T2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4"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5">KoFilter::ConversionStatus DocxXmlDocumentReader::read_ilvl()</text:span></text:p>
      <text:p text:style-name="P14"><text:span text:style-name="T15">KoFilter::ConversionStatus DocxXmlDocumentReader::read_body()</text:span></text:p>
      <text:p text:style-name="P14"><text:span text:style-name="T15">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7">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h text:outline-level="2" text:style-name="P11"><text:span text:style-name="T18">工具区</text:span></text:h>
      <text:h text:outline-level="3" text:style-name="P12">导航区索引没有序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4" xml:id="shape-8" draw:id="shape-8" draw:z-index="0" svg:width="184.12614881453pt" svg:height="126.35187252834pt" text:anchor-type="as-char"><draw:image xlink:type="simple" xlink:show="embed" xlink:actuate="onLoad" xlink:href="Pictures/image7.png"/></draw:frame><text:span text:style-name="T19"><text:s text:c="25"/></text:span><draw:frame draw:style-name="gr4" xml:id="shape-9" draw:id="shape-9" draw:z-index="0" svg:width="68.61958097922pt" svg:height="440.57618815629pt" text:anchor-type="as-char"><draw:image xlink:type="simple" xlink:show="embed" xlink:actuate="onLoad" xlink:href="Pictures/image8.png"/></draw:frame></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0">Qtcreator<text:s/></text:span></text:h>
      <text:p text:style-name="P5"><text:span text:style-name="T8">C:\Qt\AStyle\bin\AStyle.exe</text:span></text:p>
      <text:p text:style-name="P5"><text:span text:style-name="T21">style=ansi</text:span></text:p>
      <text:p text:style-name="P6"><text:span text:style-name="T21">add-braces</text:span></text:p>
      <text:p text:style-name="P6"><text:span text:style-name="T21">indent-switches</text:span></text:p>
      <text:p text:style-name="P6"/>
      <text:h text:outline-level="2" text:style-name="P11"><text:span text:style-name="T22">遇到的设置问题</text:span></text:h>
      <text:h text:outline-level="3" text:style-name="P12"><text:span text:style-name="T23">调试速度</text:span></text:h>
      <text:p text:style-name="P5"><text:span text:style-name="T23">Options/Build&amp;Run/General: 取消Always deploy project before running it</text:span></text:p>
      <text:p text:style-name="P5"/>
      <text:h text:outline-level="3" text:style-name="P12"><text:span text:style-name="T24">配置修改问题</text:span></text:h>
      <text:p text:style-name="P5"><text:span text:style-name="T25">不要轻易修改 Options/Debugger/CDB: Use Python dumper 取消会出现无法调试问题，需要删除</text:span></text:p>
      <text:p text:style-name="P5"><text:span text:style-name="T25">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2" style:display-name="Contents 2" style:family="paragraph">
      <style:paragraph-properties fo:margin-left="8.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techreport" style:display-name="Bibliography techreport" style:family="paragraph"/>
    <style:style style:name="Bibliography_20www" style:display-name="Bibliography www" style:family="paragraph"/>
    <style:style style:name="Bibliography_20unpublished" style:display-name="Bibliography unpublished" style:family="paragraph"/>
    <style:style style:name="Bibliography_20custom1" style:display-name="Bibliography custom1"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64</meta:editing-cycles>
    <dc:date>2021-07-30T11:01:32</dc:date>
    <meta:creation-date>2008-08-22T11:41:04</meta:creation-date>
  </office:meta>
</office:document-meta>
</file>